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5">
      <style:paragraph-properties fo:margin-top="0in" fo:margin-bottom="0in" fo:padding="0.0193in" fo:border="0.0008in solid #d9d9e3"/>
    </style:style>
    <style:style style:name="P7" style:family="paragraph" style:parent-style-name="Text_20_body" style:list-style-name="L6">
      <style:paragraph-properties fo:margin-top="0in" fo:margin-bottom="0in" fo:padding="0.0193in" fo:border="0.0008in solid #d9d9e3"/>
    </style:style>
    <style:style style:name="P8" style:family="paragraph" style:parent-style-name="Text_20_body" style:list-style-name="L7">
      <style:paragraph-properties fo:margin-top="0in" fo:margin-bottom="0in" fo:padding="0.0193in" fo:border="0.0008in solid #d9d9e3"/>
    </style:style>
    <style:style style:name="P9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0" style:family="paragraph" style:parent-style-name="Text_20_body">
      <style:paragraph-properties fo:padding="0.0193in" fo:border="0.0008in solid #d9d9e3"/>
    </style:style>
    <style:style style:name="P11" style:family="paragraph" style:parent-style-name="Text_20_body" style:list-style-name="L1">
      <style:paragraph-properties fo:padding="0.0193in" fo:border="0.0008in solid #d9d9e3"/>
    </style:style>
    <style:style style:name="P12" style:family="paragraph" style:parent-style-name="Text_20_body" style:list-style-name="L2">
      <style:paragraph-properties fo:padding="0.0193in" fo:border="0.0008in solid #d9d9e3"/>
    </style:style>
    <style:style style:name="P13" style:family="paragraph" style:parent-style-name="Text_20_body" style:list-style-name="L3">
      <style:paragraph-properties fo:padding="0.0193in" fo:border="0.0008in solid #d9d9e3"/>
    </style:style>
    <style:style style:name="P14" style:family="paragraph" style:parent-style-name="Text_20_body" style:list-style-name="L4">
      <style:paragraph-properties fo:padding="0.0193in" fo:border="0.0008in solid #d9d9e3"/>
    </style:style>
    <style:style style:name="P15" style:family="paragraph" style:parent-style-name="Text_20_body" style:list-style-name="L5">
      <style:paragraph-properties fo:padding="0.0193in" fo:border="0.0008in solid #d9d9e3"/>
    </style:style>
    <style:style style:name="P16" style:family="paragraph" style:parent-style-name="Text_20_body" style:list-style-name="L6">
      <style:paragraph-properties fo:padding="0.0193in" fo:border="0.0008in solid #d9d9e3"/>
    </style:style>
    <style:style style:name="P17" style:family="paragraph" style:parent-style-name="Text_20_body" style:list-style-name="L7">
      <style:paragraph-properties fo:padding="0.0193in" fo:border="0.0008in solid #d9d9e3"/>
    </style:style>
    <style:style style:name="P18" style:family="paragraph" style:parent-style-name="Text_20_body" style:list-style-name="L8">
      <style:paragraph-properties fo:padding="0.0193in" fo:border="0.0008in solid #d9d9e3"/>
    </style:style>
    <style:style style:name="P19" style:family="paragraph" style:parent-style-name="Text_20_body" style:list-style-name="L9">
      <style:paragraph-properties fo:padding="0.0193in" fo:border="0.0008in solid #d9d9e3"/>
    </style:style>
    <style:style style:name="P20" style:family="paragraph" style:parent-style-name="Heading_20_3">
      <style:paragraph-properties fo:padding="0.0193in" fo:border="0.0008in solid #d9d9e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008in solid #d9d9e3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as-char" svg:width="0.2in" svg:height="0.2in" draw:z-index="0"><draw:image xlink:href="https://lh3.googleusercontent.com/a/AGNmyxbKHUQy-WPc0SjkrsYUa8QEj9MpQdbiP9GdVMeaag=s96-c" xlink:type="simple" xlink:show="embed" xlink:actuate="onLoad"/></draw:frame></text:p>
      <text:p text:style-name="P1">You</text:p>
      <text:p text:style-name="P1">Html - основные темы</text:p>
      <text:p text:style-name="P1">ChatGPT</text:p>
      <text:p text:style-name="P2">ChatGPT</text:p>
      <text:p text:style-name="P10">Изучение HTML включает в себя несколько основных тем, которые являются ключевыми для создания веб-страниц. Вот несколько основных тем, которые стоит изучить:</text:p>
      <text:h text:style-name="P20" text:outline-level="3">1. <text:span text:style-name="Strong_20_Emphasis">Структура HTML:</text:span></text:h>
      <text:list xml:id="list5294581369546999983" text:style-name="L1">
        <text:list-item>
          <text:p text:style-name="P3"><text:span text:style-name="Strong_20_Emphasis">Теги и элементы:</text:span> Узнайте о различных тегах и элементах HTML, их свойствах и как они используются для создания содержимого страницы.</text:p>
        </text:list-item>
        <text:list-item>
          <text:p text:style-name="P11"><text:span text:style-name="Strong_20_Emphasis">Структура документа:</text:span> Понимание общей структуры HTML-документа с тегами <text:span text:style-name="Source_20_Text">&lt;html&gt;</text:span>, <text:span text:style-name="Source_20_Text">&lt;head&gt;</text:span>, <text:span text:style-name="Source_20_Text">&lt;title&gt;</text:span>, <text:span text:style-name="Source_20_Text">&lt;body&gt;</text:span> и их роли.</text:p>
        </text:list-item>
      </text:list>
      <text:h text:style-name="P20" text:outline-level="3">2. <text:span text:style-name="Strong_20_Emphasis">Текстовое форматирование:</text:span></text:h>
      <text:list xml:id="list3969643524236566436" text:style-name="L2">
        <text:list-item>
          <text:p text:style-name="P4"><text:span text:style-name="Strong_20_Emphasis">Заголовки и параграфы:</text:span> Использование тегов <text:span text:style-name="Source_20_Text">&lt;h1&gt;</text:span> - <text:span text:style-name="Source_20_Text">&lt;h6&gt;</text:span> для заголовков разных уровней и тега <text:span text:style-name="Source_20_Text">&lt;p&gt;</text:span> для абзацев.</text:p>
        </text:list-item>
        <text:list-item>
          <text:p text:style-name="P12"><text:span text:style-name="Strong_20_Emphasis">Выделение текста:</text:span> Использование тегов <text:span text:style-name="Source_20_Text">&lt;b&gt;</text:span>, <text:span text:style-name="Source_20_Text">&lt;i&gt;</text:span>, <text:span text:style-name="Source_20_Text">&lt;strong&gt;</text:span>, <text:span text:style-name="Source_20_Text">&lt;em&gt;</text:span> для выделения текста полужирным, курсивом или для придания важности.</text:p>
        </text:list-item>
      </text:list>
      <text:h text:style-name="P20" text:outline-level="3">3. <text:span text:style-name="Strong_20_Emphasis">Ссылки и изображения:</text:span></text:h>
      <text:list xml:id="list8657598758989267431" text:style-name="L3">
        <text:list-item>
          <text:p text:style-name="P5"><text:span text:style-name="Strong_20_Emphasis">Гиперссылки:</text:span> Создание ссылок с помощью тега <text:span text:style-name="Source_20_Text">&lt;a&gt;</text:span> и атрибута <text:span text:style-name="Source_20_Text">href</text:span>.</text:p>
        </text:list-item>
        <text:list-item>
          <text:p text:style-name="P13"><text:span text:style-name="Strong_20_Emphasis">Изображения:</text:span> Вставка изображений с помощью тега <text:span text:style-name="Source_20_Text">&lt;img&gt;</text:span> и атрибута <text:span text:style-name="Source_20_Text">src</text:span>.</text:p>
        </text:list-item>
      </text:list>
      <text:h text:style-name="P20" text:outline-level="3">4. <text:span text:style-name="Strong_20_Emphasis">Списки:</text:span></text:h>
      <text:list xml:id="list1701142218610481840" text:style-name="L4">
        <text:list-item>
          <text:p text:style-name="P14"><text:span text:style-name="Strong_20_Emphasis">Неупорядоченные и упорядоченные списки:</text:span> Использование тегов <text:span text:style-name="Source_20_Text">&lt;ul&gt;</text:span> и <text:span text:style-name="Source_20_Text">&lt;ol&gt;</text:span> для создания списков, а <text:span text:style-name="Source_20_Text">&lt;li&gt;</text:span> для элементов списка.</text:p>
        </text:list-item>
      </text:list>
      <text:h text:style-name="P20" text:outline-level="3">5. <text:span text:style-name="Strong_20_Emphasis">Таблицы:</text:span></text:h>
      <text:list xml:id="list8064497451918163560" text:style-name="L5">
        <text:list-item>
          <text:p text:style-name="P6"><text:span text:style-name="Strong_20_Emphasis">Создание таблиц:</text:span> Использование тегов <text:span text:style-name="Source_20_Text">&lt;table&gt;</text:span>, <text:span text:style-name="Source_20_Text">&lt;tr&gt;</text:span>, <text:span text:style-name="Source_20_Text">&lt;td&gt;</text:span> для создания таблиц и их ячеек.</text:p>
        </text:list-item>
        <text:list-item>
          <text:p text:style-name="P15"><text:span text:style-name="Strong_20_Emphasis">Заголовки таблиц:</text:span> Использование тегов <text:span text:style-name="Source_20_Text">&lt;th&gt;</text:span> для определения заголовков таблицы.</text:p>
        </text:list-item>
      </text:list>
      <text:h text:style-name="P20" text:outline-level="3">6. <text:span text:style-name="Strong_20_Emphasis">Формы и элементы ввода:</text:span></text:h>
      <text:list xml:id="list7184674297119352259" text:style-name="L6">
        <text:list-item>
          <text:p text:style-name="P7"><text:span text:style-name="Strong_20_Emphasis">Формы:</text:span> Создание форм с помощью тега <text:span text:style-name="Source_20_Text">&lt;form&gt;</text:span>.</text:p>
        </text:list-item>
        <text:list-item>
          <text:p text:style-name="P16"><text:span text:style-name="Strong_20_Emphasis">Элементы ввода:</text:span> Различные элементы ввода, такие как <text:span text:style-name="Source_20_Text">&lt;input&gt;</text:span>, <text:span text:style-name="Source_20_Text">&lt;textarea&gt;</text:span>, <text:span text:style-name="Source_20_Text">&lt;select&gt;</text:span>, <text:span text:style-name="Source_20_Text">&lt;button&gt;</text:span> для получения данных от пользователя.</text:p>
        </text:list-item>
      </text:list>
      <text:h text:style-name="P20" text:outline-level="3">7. <text:span text:style-name="Strong_20_Emphasis">Метаданные и SEO:</text:span></text:h>
      <text:list xml:id="list6540457157869858406" text:style-name="L7">
        <text:list-item>
          <text:p text:style-name="P8"><text:span text:style-name="Strong_20_Emphasis">Метатеги:</text:span> Использование метатегов для указания метаданных страницы, таких как <text:soft-page-break/><text:span text:style-name="Source_20_Text">&lt;meta charset&gt;</text:span>, <text:span text:style-name="Source_20_Text">&lt;meta name="description"&gt;</text:span>, <text:span text:style-name="Source_20_Text">&lt;meta name="keywords"&gt;</text:span>.</text:p>
        </text:list-item>
        <text:list-item>
          <text:p text:style-name="P17"><text:span text:style-name="Strong_20_Emphasis">Оптимизация для поисковых систем (SEO):</text:span> Понимание роли HTML в создании более доступных и оптимизированных для поисковых систем страниц.</text:p>
        </text:list-item>
      </text:list>
      <text:h text:style-name="P20" text:outline-level="3">8. <text:span text:style-name="Strong_20_Emphasis">Семантика и доступность:</text:span></text:h>
      <text:list xml:id="list6408656317774535823" text:style-name="L8">
        <text:list-item>
          <text:p text:style-name="P9"><text:span text:style-name="Strong_20_Emphasis">Семантическая разметка:</text:span> Использование семантических тегов, таких как <text:span text:style-name="Source_20_Text">&lt;header&gt;</text:span>, <text:span text:style-name="Source_20_Text">&lt;nav&gt;</text:span>, <text:span text:style-name="Source_20_Text">&lt;section&gt;</text:span>, <text:span text:style-name="Source_20_Text">&lt;footer&gt;</text:span>, для улучшения структуры и семантики страницы.</text:p>
        </text:list-item>
        <text:list-item>
          <text:p text:style-name="P18"><text:span text:style-name="Strong_20_Emphasis">Доступность:</text:span> Создание доступных для всех пользователей страниц с использованием атрибутов и семантики HTML.</text:p>
        </text:list-item>
      </text:list>
      <text:h text:style-name="P20" text:outline-level="3">9. <text:span text:style-name="Strong_20_Emphasis">CSS и HTML:</text:span></text:h>
      <text:list xml:id="list4901429581215593824" text:style-name="L9">
        <text:list-item>
          <text:p text:style-name="P19"><text:span text:style-name="Strong_20_Emphasis">Оформление с помощью CSS:</text:span> Понимание основных принципов связи CSS с HTML для стилизации веб-страниц.</text:p>
        </text:list-item>
      </text:list>
      <text:p text:style-name="P10">Изучение этих основных тем поможет вам создавать простые, но структурированные и информативные веб-страницы. По мере продвижения в изучении HTML, вы сможете изучать более продвинутые темы и концепции, такие как HTML5, веб-стандарты, адаптивный дизайн и друг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1-23T18:33:42.04</dc:date>
    <meta:document-statistic meta:table-count="0" meta:image-count="1" meta:object-count="0" meta:page-count="2" meta:paragraph-count="32" meta:word-count="338" meta:character-count="2362"/>
    <dc:creator>Dima Wide</dc:creator>
    <meta:user-defined meta:name="Info 1"/>
    <meta:user-defined meta:name="Info 2"/>
    <meta:user-defined meta:name="Info 3"/>
    <meta:user-defined meta:name="Info 4"/>
  </office:meta>
</office:document-meta>
</file>